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ahnschrift Light" svg:font-family="'Bahnschrift Light'" style:font-adornments="Light" style:font-family-generic="swiss" style:font-pitch="variable"/>
    <style:font-face style:name="Bahnschrift SemiBold" svg:font-family="'Bahnschrift SemiBold'"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ffff" loext:opacity="100%" style:font-name="Bahnschrift Light" fo:font-size="13pt" officeooo:rsid="001d54d2" officeooo:paragraph-rsid="00222410" style:font-size-asian="13pt" style:font-size-complex="13pt"/>
    </style:style>
    <style:style style:name="P2" style:family="paragraph" style:parent-style-name="Standard">
      <style:text-properties fo:color="#ffffff" loext:opacity="100%" style:font-name="Bahnschrift Light" fo:font-size="13pt" fo:font-weight="normal" officeooo:rsid="001feca0" officeooo:paragraph-rsid="001feca0" style:font-size-asian="13pt" style:font-weight-asian="normal" style:font-size-complex="13pt" style:font-weight-complex="normal"/>
    </style:style>
    <style:style style:name="P3" style:family="paragraph" style:parent-style-name="Standard">
      <style:text-properties fo:color="#ffffff" loext:opacity="100%" style:font-name="Bahnschrift Light" fo:font-size="13pt" fo:font-weight="normal" officeooo:rsid="001feca0" officeooo:paragraph-rsid="002c6747" style:font-size-asian="13pt" style:font-weight-asian="normal" style:font-size-complex="13pt" style:font-weight-complex="normal"/>
    </style:style>
    <style:style style:name="P4" style:family="paragraph" style:parent-style-name="Standard">
      <style:text-properties fo:color="#ffffff" loext:opacity="100%" style:font-name="Bahnschrift Light" fo:font-size="13pt" fo:font-weight="normal" officeooo:rsid="001feca0" officeooo:paragraph-rsid="00303ec7" style:font-size-asian="13pt" style:font-weight-asian="normal" style:font-size-complex="13pt" style:font-weight-complex="normal"/>
    </style:style>
    <style:style style:name="P5" style:family="paragraph" style:parent-style-name="Standard">
      <style:text-properties fo:color="#ffffff" loext:opacity="100%" style:font-name="Bahnschrift Light" fo:font-size="13pt" fo:font-weight="normal" officeooo:rsid="002c6747" officeooo:paragraph-rsid="002c6747" style:font-size-asian="13pt" style:font-weight-asian="normal" style:font-size-complex="13pt" style:font-weight-complex="normal"/>
    </style:style>
    <style:style style:name="P6" style:family="paragraph" style:parent-style-name="Standard">
      <style:text-properties fo:color="#ffffff" loext:opacity="100%" style:font-name="Bahnschrift Light" fo:font-size="13pt" fo:font-weight="normal" officeooo:rsid="00325767" officeooo:paragraph-rsid="00325767" style:font-size-asian="13pt" style:font-weight-asian="normal" style:font-size-complex="13pt" style:font-weight-complex="normal"/>
    </style:style>
    <style:style style:name="P7" style:family="paragraph" style:parent-style-name="Standard">
      <style:text-properties fo:color="#ffffff" loext:opacity="100%" style:font-name="Bahnschrift SemiBold" fo:font-size="13pt" fo:font-weight="normal" officeooo:rsid="001d54d2" officeooo:paragraph-rsid="00222410" style:font-size-asian="13pt" style:font-weight-asian="normal" style:font-size-complex="13pt" style:font-weight-complex="normal"/>
    </style:style>
    <style:style style:name="T1" style:family="text">
      <style:text-properties officeooo:rsid="0020ea7e"/>
    </style:style>
    <style:style style:name="T2" style:family="text">
      <style:text-properties style:font-name="Bahnschrift SemiBold" fo:font-weight="bold" style:font-weight-asian="bold" style:font-weight-complex="bold"/>
    </style:style>
    <style:style style:name="T3" style:family="text">
      <style:text-properties style:font-name="Bahnschrift SemiBold" fo:font-weight="normal" style:font-weight-asian="normal" style:font-weight-complex="normal"/>
    </style:style>
    <style:style style:name="T4" style:family="text">
      <style:text-properties officeooo:rsid="002c6747"/>
    </style:style>
    <style:style style:name="T5" style:family="text">
      <style:text-properties officeooo:rsid="00325767"/>
    </style:style>
    <style:style style:name="T6" style:family="text">
      <style:text-properties officeooo:rsid="0033ae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resentation type : </text:span>Reading only</text:p>
      <text:p text:style-name="P1"><text:span text:style-name="T3">Title :</text:span> <text:span text:style-name="T5">Sneakers Certifié</text:span></text:p>
      <text:p text:style-name="P1"><text:span text:style-name="T3">Author : </text:span>Luigi Gandemer</text:p>
      <text:p text:style-name="P1"><text:span text:style-name="T2">Institutions : </text:span>ADRAR Formation</text:p>
      <text:p text:style-name="P1"/>
      <text:p text:style-name="P7">Abstract body :</text:p>
      <text:p text:style-name="P2"/>
      <text:p text:style-name="P5">Today I am presenting a web application which is a blog for sneakers enthusiasts, such as people who collect rare or basic sneakers.</text:p>
      <text:p text:style-name="P5"/>
      <text:p text:style-name="P6">Many sneaker blogs exist in this day and age but <text:span text:style-name="T6">our blog’s interface is simpler and easier to use, we don’t run adds and our content is very spacious and readable.</text:span></text:p>
      <text:p text:style-name="P5"/>
      <text:p text:style-name="P5">Thanks to this application, people will be able to keep up with the brand new and collectible sneakers that are released by brands like Nike, Adidas and others. This web app makes it easier to view content related to the sneakers, such as the colorway, the date of release and additionnal information regarding the sneakers.</text:p>
      <text:p text:style-name="P5"/>
      <text:p text:style-name="P5">This wen app is targeting young and old people who are either passionned about sneakers or even the normal people who just want to know a bit more about what they might have on their feet.</text:p>
      <text:p text:style-name="P5"/>
      <text:p text:style-name="P5">This application will include a publishing system for the administrator to manage, he will be able to publish and display articles on sneakers with an image and two paragraphs. The administrator will also be able to modify and delete his articles. </text:p>
      <text:p text:style-name="P3"><text:span text:style-name="T1">T</text:span>his app will be equip<text:span text:style-name="T1">ped</text:span> with <text:span text:style-name="T1">an administration system to delete </text:span><text:span text:style-name="T4">any malicious or harmfull</text:span><text:span text:style-name="T1"> users</text:span>. <text:span text:style-name="T4">It will also include a sign up and sign in system, the users id, email adress, password, role, city and zipcode will be stored in our database.</text:span></text:p>
      <text:p text:style-name="P3"/>
      <text:p text:style-name="P4">For now this app is only available in France and in <text:span text:style-name="T1">F</text:span>rench but in the future I would like to add every <text:span text:style-name="T1">F</text:span>rench-speaking country and also add the <text:span text:style-name="T1">E</text:span>nglish language to be able to also add every <text:span text:style-name="T1">E</text:span>nglish-speaking country to <text:span text:style-name="T1">develop</text:span> the community on this web ap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ahnschrift Light" svg:font-family="'Bahnschrift Light'" style:font-adornments="Light" style:font-family-generic="swiss" style:font-pitch="variable"/>
    <style:font-face style:name="Bahnschrift SemiBold" svg:font-family="'Bahnschrift SemiBold'"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111111" style:writing-mode="lr-tb" style:layout-grid-color="#c0c0c0" style:layout-grid-lines="20" style:layout-grid-base-height="0.706cm" style:layout-grid-ruby-height="0.353cm" style:layout-grid-mode="none" style:layout-grid-ruby-below="false" style:layout-grid-print="false" style:layout-grid-display="false" draw:fill="solid" draw:fill-color="#111111"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111111"/>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0T16:47:54.965000000</dc:date>
    <meta:editing-duration>PT1H29M</meta:editing-duration>
    <meta:editing-cycles>15</meta:editing-cycles>
    <meta:generator>LibreOffice/7.3.0.3$Windows_X86_64 LibreOffice_project/0f246aa12d0eee4a0f7adcefbf7c878fc2238db3</meta:generator>
    <meta:document-statistic meta:table-count="0" meta:image-count="0" meta:object-count="0" meta:page-count="1" meta:paragraph-count="12" meta:word-count="296" meta:character-count="1679" meta:non-whitespace-character-count="1394"/>
  </office:meta>
</office:document-meta>
</file>